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42436"/>
          <table:table-cell office:value-type="float" office:value="0.0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43.0"/>
          <table:table-cell office:value-type="float" office:value="866.0"/>
          <table:table-cell office:value-type="float" office:value="2685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7.0"/>
          <table:table-cell office:value-type="float" office:value="3003.0"/>
          <table:table-cell office:value-type="float" office:value="2580.0"/>
          <table:table-cell office:value-type="float" office:value="2130.0"/>
          <table:table-cell office:value-type="float" office:value="1568.0"/>
          <table:table-cell office:value-type="float" office:value="7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414754"/>
          <table:table-cell office:value-type="float" office:value="0.0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6.0"/>
          <table:table-cell office:value-type="float" office:value="953.0"/>
          <table:table-cell office:value-type="float" office:value="2981.0"/>
          <table:table-cell office:value-type="float" office:value="1044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6.0"/>
          <table:table-cell office:value-type="float" office:value="2938.0"/>
          <table:table-cell office:value-type="float" office:value="2528.0"/>
          <table:table-cell office:value-type="float" office:value="2109.0"/>
          <table:table-cell office:value-type="float" office:value="1605.0"/>
          <table:table-cell office:value-type="float" office:value="7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420586"/>
          <table:table-cell office:value-type="float" office:value="0.01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36.0"/>
          <table:table-cell office:value-type="float" office:value="1030.0"/>
          <table:table-cell office:value-type="float" office:value="3243.0"/>
          <table:table-cell office:value-type="float" office:value="1043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595.0"/>
          <table:table-cell office:value-type="float" office:value="2877.0"/>
          <table:table-cell office:value-type="float" office:value="2480.0"/>
          <table:table-cell office:value-type="float" office:value="2088.0"/>
          <table:table-cell office:value-type="float" office:value="1638.0"/>
          <table:table-cell office:value-type="float" office:value="76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